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e22" officeooo:paragraph-rsid="000fbe22"/>
    </style:style>
    <style:style style:name="P2" style:family="paragraph" style:parent-style-name="Standard">
      <style:text-properties officeooo:rsid="000fbe22" officeooo:paragraph-rsid="0010222c"/>
    </style:style>
    <style:style style:name="T1" style:family="text">
      <style:text-properties officeooo:rsid="001022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julson@VTA005L:~/building_package/gstreamer-1.16.0$ ./configure </text:span></text:p>
      <text:p text:style-name="P2">checking build system type... x86_64-pc-linux-gnu</text:p>
      <text:p text:style-name="P1">checking host system type... x86_64-pc-linux-gnu</text:p>
      <text:p text:style-name="P1">checking target system type... x86_64-pc-linux-gnu</text:p>
      <text:p text:style-name="P1">checking for a BSD-compatible install... /usr/bin/install -c</text:p>
      <text:p text:style-name="P1">checking whether build environment is sane... yes</text:p>
      <text:p text:style-name="P1">checking for a thread-safe mkdir -p... /bin/mkdir -p</text:p>
      <text:p text:style-name="P1">checking for gawk... gawk</text:p>
      <text:p text:style-name="P1">checking whether make sets $(MAKE)... yes</text:p>
      <text:p text:style-name="P1">checking whether make supports nested variables... yes</text:p>
      <text:p text:style-name="P1">checking whether UID '1002' is supported by ustar format... yes</text:p>
      <text:p text:style-name="P1">checking whether GID '1002' is supported by ustar format... yes</text:p>
      <text:p text:style-name="P1">checking how to create a ustar tar archive... gnutar</text:p>
      <text:p text:style-name="P1">checking nano version... 0 (release)</text:p>
      <text:p text:style-name="P1">checking whether to enable maintainer-specific portions of Makefiles... yes</text:p>
      <text:p text:style-name="P1">checking whether make supports nested variables... (cached) yes</text:p>
      <text:p text:style-name="P1">checking how to print strings... printf</text:p>
      <text:p text:style-name="P1">checking whether make supports the include directive... yes (GNU style)</text:p>
      <text:p text:style-name="P1">checking for gcc... gcc</text:p>
      <text:p text:style-name="P1">checking whether the C compiler works... yes</text:p>
      <text:p text:style-name="P1">checking for C compiler default output file name... a.out</text:p>
      <text:p text:style-name="P1">checking for suffix of executables... </text:p>
      <text:p text:style-name="P1">checking whether we are cross compiling... no</text:p>
      <text:p text:style-name="P1">checking for suffix of object files... o</text:p>
      <text:p text:style-name="P1">checking whether we are using the GNU C compiler... yes</text:p>
      <text:p text:style-name="P1">checking whether gcc accepts -g... yes</text:p>
      <text:p text:style-name="P1">checking for gcc option to accept ISO C89... none needed</text:p>
      <text:p text:style-name="P1">checking whether gcc understands -c and -o together... yes</text:p>
      <text:p text:style-name="P1">checking dependency style of gcc... gcc3</text:p>
      <text:p text:style-name="P1">checking for a sed that does not truncate output... /bin/sed</text:p>
      <text:p text:style-name="P1">checking for grep that handles long lines and -e... /bin/grep</text:p>
      <text:p text:style-name="P1">checking for egrep... /bin/grep -E</text:p>
      <text:p text:style-name="P1">checking for fgrep... /bin/grep -F</text:p>
      <text:p text:style-name="P1">checking for ld used by gcc... /usr/bin/ld</text:p>
      <text:p text:style-name="P1">checking if the linker (/usr/bin/ld) is GNU ld... yes</text:p>
      <text:p text:style-name="P1">checking for BSD- or MS-compatible name lister (nm)... /usr/bin/nm -B</text:p>
      <text:p text:style-name="P1">checking the name lister (/usr/bin/nm -B) interface... BSD nm</text:p>
      <text:p text:style-name="P1">checking whether ln -s works... yes</text:p>
      <text:p text:style-name="P1">checking the maximum length of command line arguments... 1572864</text:p>
      <text:p text:style-name="P1">checking how to convert x86_64-pc-linux-gnu file names to x86_64-pc-linux-gnu format... func_convert_file_noop</text:p>
      <text:p text:style-name="P1">checking how to convert x86_64-pc-linux-gnu file names to toolchain format... func_convert_file_noop</text:p>
      <text:p text:style-name="P1">checking for /usr/bin/ld option to reload object files... -r</text:p>
      <text:p text:style-name="P1">checking for objdump... objdump</text:p>
      <text:p text:style-name="P1">checking how to recognize dependent libraries... pass_all</text:p>
      <text:p text:style-name="P1">checking for dlltool... no</text:p>
      <text:p text:style-name="P1">checking how to associate runtime and link libraries... printf %s\n</text:p>
      <text:p text:style-name="P1">checking for ar... ar</text:p>
      <text:p text:style-name="P1">checking for archiver @FILE support... @</text:p>
      <text:p text:style-name="P1">checking for strip... strip</text:p>
      <text:p text:style-name="P1">checking for ranlib... ranlib</text:p>
      <text:p text:style-name="P1"><text:soft-page-break/>checking command to parse /usr/bin/nm -B output from gcc object... ok</text:p>
      <text:p text:style-name="P1">checking for sysroot... no</text:p>
      <text:p text:style-name="P1">checking for a working dd... /bin/dd</text:p>
      <text:p text:style-name="P1">checking how to truncate binary pipes... /bin/dd bs=4096 count=1</text:p>
      <text:p text:style-name="P1">checking for mt... mt</text:p>
      <text:p text:style-name="P1">checking if mt is a manifest tool... no</text:p>
      <text:p text:style-name="P1">checking how to run the C preprocessor... gcc -E</text:p>
      <text:p text:style-name="P1">checking for ANSI C header files... yes</text:p>
      <text:p text:style-name="P1">checking for sys/types.h... yes</text:p>
      <text:p text:style-name="P1">checking for sys/stat.h... yes</text:p>
      <text:p text:style-name="P1">checking for stdlib.h... yes</text:p>
      <text:p text:style-name="P1">checking for string.h... yes</text:p>
      <text:p text:style-name="P1">checking for memory.h... yes</text:p>
      <text:p text:style-name="P1">checking for strings.h... yes</text:p>
      <text:p text:style-name="P1">checking for inttypes.h... yes</text:p>
      <text:p text:style-name="P1">checking for stdint.h... yes</text:p>
      <text:p text:style-name="P1">checking for unistd.h... yes</text:p>
      <text:p text:style-name="P1">checking for dlfcn.h... yes</text:p>
      <text:p text:style-name="P1">checking for objdir... .libs</text:p>
      <text:p text:style-name="P1">checking if gcc supports -fno-rtti -fno-exceptions... no</text:p>
      <text:p text:style-name="P1">checking for gcc option to produce PIC... -fPIC -DPIC</text:p>
      <text:p text:style-name="P1">checking if gcc PIC flag -fPIC -DPIC works... yes</text:p>
      <text:p text:style-name="P1">checking if gcc static flag -static works... yes</text:p>
      <text:p text:style-name="P1">checking if gcc supports -c -o file.o... yes</text:p>
      <text:p text:style-name="P1">checking if gcc supports -c -o file.o... (cached) yes</text:p>
      <text:p text:style-name="P1">checking whether the gcc linker (/usr/bin/ld -m elf_x86_64) supports shared libraries... yes</text:p>
      <text:p text:style-name="P1">checking whether -lc should be explicitly linked in... no</text:p>
      <text:p text:style-name="P1">checking dynamic linker characteristics... GNU/Linux ld.so</text:p>
      <text:p text:style-name="P1">checking how to hardcode library paths into programs... immediate</text:p>
      <text:p text:style-name="P1">checking for shl_load... no</text:p>
      <text:p text:style-name="P1">checking for shl_load in -ldld... no</text:p>
      <text:p text:style-name="P1">checking for dlopen... no</text:p>
      <text:p text:style-name="P1">checking for dlopen in -ldl... yes</text:p>
      <text:p text:style-name="P1">checking whether a program can dlopen itself... yes</text:p>
      <text:p text:style-name="P1">checking whether a statically linked program can dlopen itself... no</text:p>
      <text:p text:style-name="P1">checking whether stripping libraries is possible... yes</text:p>
      <text:p text:style-name="P1">checking if libtool supports shared libraries... yes</text:p>
      <text:p text:style-name="P1">checking whether to build shared libraries... yes</text:p>
      <text:p text:style-name="P1">checking whether to build static libraries... no</text:p>
      <text:p text:style-name="P1">checking whether NLS is requested... yes</text:p>
      <text:p text:style-name="P1">checking for msgfmt... /usr/bin/msgfmt</text:p>
      <text:p text:style-name="P1">checking for gmsgfmt... /usr/bin/msgfmt</text:p>
      <text:p text:style-name="P1">checking for xgettext... /usr/bin/xgettext</text:p>
      <text:p text:style-name="P1">checking for msgmerge... /usr/bin/msgmerge</text:p>
      <text:p text:style-name="P1">checking for ld used by GCC... /usr/bin/ld -m elf_x86_64</text:p>
      <text:p text:style-name="P1">checking if the linker (/usr/bin/ld -m elf_x86_64) is GNU ld... yes</text:p>
      <text:p text:style-name="P1">checking for shared library run path origin... done</text:p>
      <text:p text:style-name="P1">checking for CFPreferencesCopyAppValue... no</text:p>
      <text:p text:style-name="P1">checking for CFLocaleCopyCurrent... no</text:p>
      <text:p text:style-name="P1">checking for GNU gettext in libc... yes</text:p>
      <text:p text:style-name="P1">checking whether to use NLS... yes</text:p>
      <text:p text:style-name="P1">checking where the gettext function comes from... libc</text:p>
      <text:p text:style-name="P1"><text:soft-page-break/>DOMAIN = gstreamer-1.0</text:p>
      <text:p text:style-name="P1">checking for pkg-config... /usr/bin/pkg-config</text:p>
      <text:p text:style-name="P1">checking pkg-config is at least version 0.9.0... yes</text:p>
      <text:p text:style-name="P1">checking for VALGRIND... yes</text:p>
      <text:p text:style-name="P1">configure: Using extra code paths for valgrind</text:p>
      <text:p text:style-name="P1">configure: Using GStreamer source release as package name</text:p>
      <text:p text:style-name="P1">configure: Using Unknown package origin as package origin</text:p>
      <text:p text:style-name="P1">configure: Using GST_PKG_CONFIG_PATH = $(top_builddir)/pkgconfig</text:p>
      <text:p text:style-name="P1">configure: Setting GST_PACKAGE_RELEASE_DATETIME to 2019-04-19</text:p>
      <text:p text:style-name="P1">checking for BASH_COMPLETION... yes</text:p>
      <text:p text:style-name="P1">configure: WARNING: Sissy ! By asking to not build the tests known to fail, you hereby waive your right to customer support. <text:s/>If you do not agree with this EULA, please press Ctrl-C before the next line is printed. <text:s/>By allowing the next line to be printed, you expressly acknowledge your acceptance of this EULA.</text:p>
      <text:p text:style-name="P1">checking whether PTP support can be enabled... yes</text:p>
      <text:p text:style-name="P1">checking for cap_init in -lcap... no</text:p>
      <text:p text:style-name="P1">checking for setcap... /sbin/setcap</text:p>
      <text:p text:style-name="P1">checking for SIOCGIFCONF, SIOCGIFFLAGS and SIOCGIFHWADDR... yes</text:p>
      <text:p text:style-name="P1">checking for getifaddrs() and AF_LINK... no</text:p>
      <text:p text:style-name="P1">checking how to install gst-ptp-helper... setuid-root</text:p>
      <text:p text:style-name="P1">checking whether byte ordering is bigendian... no</text:p>
      <text:p text:style-name="P1">checking for special C compiler options needed for large files... no</text:p>
      <text:p text:style-name="P1">checking for _FILE_OFFSET_BITS value needed for large files... no</text:p>
      <text:p text:style-name="P1">checking for gcc... (cached) gcc</text:p>
      <text:p text:style-name="P1">checking whether we are using the GNU C compiler... (cached) yes</text:p>
      <text:p text:style-name="P1">checking whether gcc accepts -g... (cached) yes</text:p>
      <text:p text:style-name="P1">checking for gcc option to accept ISO C89... (cached) none needed</text:p>
      <text:p text:style-name="P1">checking whether gcc understands -c and -o together... (cached) yes</text:p>
      <text:p text:style-name="P1">checking dependency style of gcc... (cached) gcc3</text:p>
      <text:p text:style-name="P1">checking for gcc option to accept ISO C99... none needed</text:p>
      <text:p text:style-name="P1">checking for gcc option to accept ISO Standard C... (cached) none needed</text:p>
      <text:p text:style-name="P1">checking dependency style of gcc... gcc3</text:p>
      <text:p text:style-name="P1">checking for g++... g++</text:p>
      <text:p text:style-name="P1">checking whether we are using the GNU C++ compiler... yes</text:p>
      <text:p text:style-name="P1">checking whether g++ accepts -g... yes</text:p>
      <text:p text:style-name="P1">checking dependency style of g++... gcc3</text:p>
      <text:p text:style-name="P1">checking how to run the C++ preprocessor... g++ -E</text:p>
      <text:p text:style-name="P1">checking for ld used by g++... /usr/bin/ld -m elf_x86_64</text:p>
      <text:p text:style-name="P1">checking if the linker (/usr/bin/ld -m elf_x86_64) is GNU ld... yes</text:p>
      <text:p text:style-name="P1">checking whether the g++ linker (/usr/bin/ld -m elf_x86_64) supports shared libraries... yes</text:p>
      <text:p text:style-name="P1">checking for g++ option to produce PIC... -fPIC -DPIC</text:p>
      <text:p text:style-name="P1">checking if g++ PIC flag -fPIC -DPIC works... yes</text:p>
      <text:p text:style-name="P1">checking if g++ static flag -static works... yes</text:p>
      <text:p text:style-name="P1">checking if g++ supports -c -o file.o... yes</text:p>
      <text:p text:style-name="P1">checking if g++ supports -c -o file.o... (cached) yes</text:p>
      <text:p text:style-name="P1">checking whether the g++ linker (/usr/bin/ld -m elf_x86_64) supports shared libraries... yes</text:p>
      <text:p text:style-name="P1">checking dynamic linker characteristics... (cached) GNU/Linux ld.so</text:p>
      <text:p text:style-name="P1">checking how to hardcode library paths into programs... immediate</text:p>
      <text:p text:style-name="P1">configure: working c++ compiler found: yes</text:p>
      <text:p text:style-name="P1">checking for perl... /usr/bin/perl</text:p>
      <text:p text:style-name="P1">checking for bison... /usr/bin/bison</text:p>
      <text:p text:style-name="P1">checking bison version 3.0.4 &gt;= 2.4... yes</text:p>
      <text:p text:style-name="P1"><text:soft-page-break/>checking for flex... /usr/bin/flex</text:p>
      <text:p text:style-name="P1">checking flex version flex 2.6.0 &gt;= 2.5.31... yes</text:p>
      <text:p text:style-name="P1">checking for valgrind... /usr/bin/valgrind</text:p>
      <text:p text:style-name="P1">checking for gobject-introspection... no</text:p>
      <text:p text:style-name="P1">checking for gtkdoc-check... no</text:p>
      <text:p text:style-name="P1">checking for gtkdoc-rebase... no</text:p>
      <text:p text:style-name="P1">checking for gtkdoc-mkpdf... no</text:p>
      <text:p text:style-name="P1">checking whether to build gtk-doc documentation... no</text:p>
      <text:p text:style-name="P1">checking for python... /usr/bin/python</text:p>
      <text:p text:style-name="P1">checking for python version... 2.7</text:p>
      <text:p text:style-name="P1">checking for python platform... linux2</text:p>
      <text:p text:style-name="P1">checking for python script directory... ${prefix}/lib/python2.7/dist-packages</text:p>
      <text:p text:style-name="P1">checking for python extension module directory... ${exec_prefix}/lib/python2.7/dist-packages</text:p>
      <text:p text:style-name="P1">checking whether to build plugin documentation... no (gtk-doc disabled or not available)</text:p>
      <text:p text:style-name="P1">checking for cos in -lm... yes</text:p>
      <text:p text:style-name="P1">checking for ANSI C header files... (cached) yes</text:p>
      <text:p text:style-name="P1">checking for ucontext.h... yes</text:p>
      <text:p text:style-name="P1">checking for sys/socket.h... yes</text:p>
      <text:p text:style-name="P1">checking for sys/times.h... yes</text:p>
      <text:p text:style-name="P1">checking for unistd.h... (cached) yes</text:p>
      <text:p text:style-name="P1">checking for process.h... no</text:p>
      <text:p text:style-name="P1">checking for sys/utsname.h... yes</text:p>
      <text:p text:style-name="P1">checking for stdio_ext.h... yes</text:p>
      <text:p text:style-name="P1">checking whether gcc is Clang... no</text:p>
      <text:p text:style-name="P1">checking whether pthreads work with -pthread... yes</text:p>
      <text:p text:style-name="P1">checking for joinable pthread attribute... PTHREAD_CREATE_JOINABLE</text:p>
      <text:p text:style-name="P1">checking whether more special flags are required for pthreads... no</text:p>
      <text:p text:style-name="P1">checking for PTHREAD_PRIO_INHERIT... yes</text:p>
      <text:p text:style-name="P1">checking for sys/prctl.h... yes</text:p>
      <text:p text:style-name="P1">checking for pthread_setname_np(const char*)... no</text:p>
      <text:p text:style-name="P1">checking for sys/uio.h... yes</text:p>
      <text:p text:style-name="P1">checking for valgrind/valgrind.h... yes</text:p>
      <text:p text:style-name="P1">checking for winsock2.h... no</text:p>
      <text:p text:style-name="P1">checking for __gmpz_init_set_d in -lgmp... no</text:p>
      <text:p text:style-name="P1">checking for gsl_rng_uniform_int in -lgsl... no</text:p>
      <text:p text:style-name="P1">checking for __uint128_t... yes</text:p>
      <text:p text:style-name="P1">checking for tm_gmtoff... yes</text:p>
      <text:p text:style-name="P1">checking for strcasestr... yes</text:p>
      <text:p text:style-name="P1">checking for gmtime_r... yes</text:p>
      <text:p text:style-name="P1">checking for localtime_r... yes</text:p>
      <text:p text:style-name="P1">checking for sigaction... yes</text:p>
      <text:p text:style-name="P1">checking for getrusage... yes</text:p>
      <text:p text:style-name="P1">checking sys/resource.h usability... yes</text:p>
      <text:p text:style-name="P1">checking sys/resource.h presence... yes</text:p>
      <text:p text:style-name="P1">checking for sys/resource.h... yes</text:p>
      <text:p text:style-name="P1">checking for _LARGEFILE_SOURCE value needed for large files... no</text:p>
      <text:p text:style-name="P1">checking for ftello... yes</text:p>
      <text:p text:style-name="P1">checking for fgetpos... yes</text:p>
      <text:p text:style-name="P1">checking for fsetpos... yes</text:p>
      <text:p text:style-name="P1">checking for sys/poll.h... yes</text:p>
      <text:p text:style-name="P1">checking for poll.h... yes</text:p>
      <text:p text:style-name="P1">checking for poll... yes</text:p>
      <text:p text:style-name="P1"><text:soft-page-break/>checking for ppoll... yes</text:p>
      <text:p text:style-name="P1">checking for pselect... yes</text:p>
      <text:p text:style-name="P1">checking for socketpair... yes</text:p>
      <text:p text:style-name="P1">checking for broken poll... no</text:p>
      <text:p text:style-name="P1">checking for getpagesize... yes</text:p>
      <text:p text:style-name="P1">checking for clock_gettime... yes</text:p>
      <text:p text:style-name="P1">checking for posix timers... yes</text:p>
      <text:p text:style-name="P1">checking for monotonic clock... yes</text:p>
      <text:p text:style-name="P1">checking whether gcc implements __PRETTY_FUNCTION__... yes</text:p>
      <text:p text:style-name="P1">checking whether gcc implements __FUNCTION__... yes</text:p>
      <text:p text:style-name="P1">checking whether gcc implements __func__... yes</text:p>
      <text:p text:style-name="P1">checking for dladdr in -ldl... yes</text:p>
      <text:p text:style-name="P1">checking for long long int... yes</text:p>
      <text:p text:style-name="P1">checking for unsigned long long int... yes</text:p>
      <text:p text:style-name="P1">checking for inttypes.h... yes</text:p>
      <text:p text:style-name="P1">checking for stdint.h... yes</text:p>
      <text:p text:style-name="P1">checking for ptrdiff_t... yes</text:p>
      <text:p text:style-name="P1">checking for intmax_t... yes</text:p>
      <text:p text:style-name="P1">checking for size_t... yes</text:p>
      <text:p text:style-name="P1">checking for GLIB... yes</text:p>
      <text:p text:style-name="P1">checking for glib-genmarshal... glib-genmarshal (from pkg-config path)</text:p>
      <text:p text:style-name="P1">checking for glib-mkenums... glib-mkenums</text:p>
      <text:p text:style-name="P1">checking for GIO... yes</text:p>
      <text:p text:style-name="P1">checking for GTK... no</text:p>
      <text:p text:style-name="P1">checking for UNWIND... no</text:p>
      <text:p text:style-name="P1">checking for DW... no</text:p>
      <text:p text:style-name="P1">checking for backtrace... yes</text:p>
      <text:p text:style-name="P1">checking execinfo.h usability... yes</text:p>
      <text:p text:style-name="P1">checking execinfo.h presence... yes</text:p>
      <text:p text:style-name="P1">checking for execinfo.h... yes</text:p>
      <text:p text:style-name="P1">checking to see if compiler understands -fvisibility=hidden... yes</text:p>
      <text:p text:style-name="P1">checking for -Bsymbolic-functions linker flag... yes</text:p>
      <text:p text:style-name="P1">configure: Using /usr/local/lib/gstreamer-1.0 as the plugin install location</text:p>
      <text:p text:style-name="P1">checking to see if compiler understands -Wall... yes</text:p>
      <text:p text:style-name="P1">checking to see if compiler understands -Wdeclaration-after-statement... yes</text:p>
      <text:p text:style-name="P1">checking to see if compiler understands -Wvla... yes</text:p>
      <text:p text:style-name="P1">checking to see if compiler understands -Wpointer-arith... yes</text:p>
      <text:p text:style-name="P1">checking to see if compiler understands -Wmissing-declarations... yes</text:p>
      <text:p text:style-name="P1">checking to see if compiler understands -Wmissing-prototypes... yes</text:p>
      <text:p text:style-name="P1">checking to see if compiler understands -Wredundant-decls... yes</text:p>
      <text:p text:style-name="P1">checking to see if compiler understands -Wundef... yes</text:p>
      <text:p text:style-name="P1">checking to see if compiler understands -Wwrite-strings... yes</text:p>
      <text:p text:style-name="P1">checking to see if compiler understands -Wformat-nonliteral... yes</text:p>
      <text:p text:style-name="P1">checking to see if compiler understands -Wformat-security... yes</text:p>
      <text:p text:style-name="P1">checking to see if compiler understands -Wold-style-definition... yes</text:p>
      <text:p text:style-name="P1">checking to see if compiler understands -Winit-self... yes</text:p>
      <text:p text:style-name="P1">checking to see if compiler understands -Wmissing-include-dirs... yes</text:p>
      <text:p text:style-name="P1">checking to see if compiler understands -Waddress... yes</text:p>
      <text:p text:style-name="P1">checking to see if compiler understands -Waggregate-return... yes</text:p>
      <text:p text:style-name="P1">checking to see if compiler understands -Wno-multichar... yes</text:p>
      <text:p text:style-name="P1">checking to see if compiler understands -Wnested-externs... yes</text:p>
      <text:p text:style-name="P1"><text:soft-page-break/>configure: set WARNING_CFLAGS to <text:s/>-Wall -Wdeclaration-after-statement -Wvla -Wpointer-arith -Wmissing-declarations -Wmissing-prototypes -Wredundant-decls -Wundef -Wwrite-strings -Wformat-nonliteral -Wformat-security -Wold-style-definition -Winit-self -Wmissing-include-dirs -Waddress -Waggregate-return -Wno-multichar -Wnested-externs</text:p>
      <text:p text:style-name="P1">configure: set ERROR_CFLAGS to </text:p>
      <text:p text:style-name="P1">checking to see if compiler understands -Wno-format-nonliteral... yes</text:p>
      <text:p text:style-name="P1">checking to see if compiler understands -fno-strict-aliasing... yes</text:p>
      <text:p text:style-name="P1">configure: Running check unit test framework checks now...</text:p>
      <text:p text:style-name="P1">checking for unistd.h... (cached) yes</text:p>
      <text:p text:style-name="P1">checking for sys/wait.h... yes</text:p>
      <text:p text:style-name="P1">checking for sys/time.h... yes</text:p>
      <text:p text:style-name="P1">checking for localtime_r... (cached) yes</text:p>
      <text:p text:style-name="P1">checking for gettimeofday... yes</text:p>
      <text:p text:style-name="P1">checking for getpid... yes</text:p>
      <text:p text:style-name="P1">checking for _getpid... no</text:p>
      <text:p text:style-name="P1">checking whether strdup is declared... yes</text:p>
      <text:p text:style-name="P1">checking for _strdup... no</text:p>
      <text:p text:style-name="P1">checking for getline... yes</text:p>
      <text:p text:style-name="P1">checking for mkstemp... yes</text:p>
      <text:p text:style-name="P1">checking for fork... yes</text:p>
      <text:p text:style-name="P1">checking time.h usability... yes</text:p>
      <text:p text:style-name="P1">checking time.h presence... yes</text:p>
      <text:p text:style-name="P1">checking for time.h... yes</text:p>
      <text:p text:style-name="P1">checking whether alarm is declared... yes</text:p>
      <text:p text:style-name="P1">checking whether localtime_r is declared... yes</text:p>
      <text:p text:style-name="P1">checking whether strsignal is declared... yes</text:p>
      <text:p text:style-name="P1">checking for alarm... yes</text:p>
      <text:p text:style-name="P1">checking for setitimer... yes</text:p>
      <text:p text:style-name="P1">checking for strsignal... yes</text:p>
      <text:p text:style-name="P1">checking for struct timespec.tv_sec... yes</text:p>
      <text:p text:style-name="P1">checking for struct timespec.tv_nsec... yes</text:p>
      <text:p text:style-name="P1">checking for struct itimerspec.it_interval... yes</text:p>
      <text:p text:style-name="P1">checking for struct itimerspec.it_value... yes</text:p>
      <text:p text:style-name="P1">checking for timer_t... yes</text:p>
      <text:p text:style-name="P1">checking for clockid_t... yes</text:p>
      <text:p text:style-name="P1">checking for timer_create, timer_settime, timer_delete in -lrt... yes</text:p>
      <text:p text:style-name="P1">checking for stdint types... stdint.h (shortcircuit)</text:p>
      <text:p text:style-name="P1">make use of stdint.h in _stdint.h (assuming C99 compatible system)</text:p>
      <text:p text:style-name="P1">checking that generated files are newer than configure... done</text:p>
      <text:p text:style-name="P1">configure: creating ./config.status</text:p>
      <text:p text:style-name="P1">config.status: creating Makefile</text:p>
      <text:p text:style-name="P1">config.status: creating data/Makefile</text:p>
      <text:p text:style-name="P1">config.status: creating data/bash-completion/helpers/gst</text:p>
      <text:p text:style-name="P1">config.status: creating gst/Makefile</text:p>
      <text:p text:style-name="P1">config.status: creating gst/gstconfig.h</text:p>
      <text:p text:style-name="P1">config.status: creating gst/gstversion.h</text:p>
      <text:p text:style-name="P1">config.status: creating libs/gst/helpers/libgstreamer-gdb.py</text:p>
      <text:p text:style-name="P1">config.status: creating gst/parse/Makefile</text:p>
      <text:p text:style-name="P1">config.status: creating gst/printf/Makefile</text:p>
      <text:p text:style-name="P1">config.status: creating libs/Makefile</text:p>
      <text:p text:style-name="P1">config.status: creating libs/gst/Makefile</text:p>
      <text:p text:style-name="P1">config.status: creating libs/gst/base/Makefile</text:p>
      <text:p text:style-name="P1"><text:soft-page-break/>config.status: creating libs/gst/check/Makefile</text:p>
      <text:p text:style-name="P1">config.status: creating libs/gst/check/libcheck/Makefile</text:p>
      <text:p text:style-name="P1">config.status: creating libs/gst/check/internal-check.h</text:p>
      <text:p text:style-name="P1">config.status: creating libs/gst/controller/Makefile</text:p>
      <text:p text:style-name="P1">config.status: creating libs/gst/helpers/Makefile</text:p>
      <text:p text:style-name="P1">config.status: creating libs/gst/net/Makefile</text:p>
      <text:p text:style-name="P1">config.status: creating plugins/Makefile</text:p>
      <text:p text:style-name="P1">config.status: creating plugins/elements/Makefile</text:p>
      <text:p text:style-name="P1">config.status: creating plugins/tracers/Makefile</text:p>
      <text:p text:style-name="P1">config.status: creating po/Makefile.in</text:p>
      <text:p text:style-name="P1">config.status: creating tests/Makefile</text:p>
      <text:p text:style-name="P1">config.status: creating tests/benchmarks/Makefile</text:p>
      <text:p text:style-name="P1">config.status: creating tests/check/Makefile</text:p>
      <text:p text:style-name="P1">config.status: creating tests/misc/Makefile</text:p>
      <text:p text:style-name="P1">config.status: creating tests/examples/Makefile</text:p>
      <text:p text:style-name="P1">config.status: creating tests/examples/adapter/Makefile</text:p>
      <text:p text:style-name="P1">config.status: creating tests/examples/controller/Makefile</text:p>
      <text:p text:style-name="P1">config.status: creating tests/examples/stepping/Makefile</text:p>
      <text:p text:style-name="P1">config.status: creating tests/examples/helloworld/Makefile</text:p>
      <text:p text:style-name="P1">config.status: creating tests/examples/memory/Makefile</text:p>
      <text:p text:style-name="P1">config.status: creating tests/examples/netclock/Makefile</text:p>
      <text:p text:style-name="P1">config.status: creating tests/examples/ptp/Makefile</text:p>
      <text:p text:style-name="P1">config.status: creating tests/examples/streamiddemux/Makefile</text:p>
      <text:p text:style-name="P1">config.status: creating tests/examples/streams/Makefile</text:p>
      <text:p text:style-name="P1">config.status: creating tools/Makefile</text:p>
      <text:p text:style-name="P1">config.status: creating common/Makefile</text:p>
      <text:p text:style-name="P1">config.status: creating common/m4/Makefile</text:p>
      <text:p text:style-name="P1">config.status: creating docs/Makefile</text:p>
      <text:p text:style-name="P1">config.status: creating docs/gst/Makefile</text:p>
      <text:p text:style-name="P1">config.status: creating docs/gst/gstreamer.types</text:p>
      <text:p text:style-name="P1">config.status: creating docs/libs/Makefile</text:p>
      <text:p text:style-name="P1">config.status: creating docs/plugins/Makefile</text:p>
      <text:p text:style-name="P1">config.status: creating docs/version.entities</text:p>
      <text:p text:style-name="P1">config.status: creating m4/Makefile</text:p>
      <text:p text:style-name="P1">config.status: creating pkgconfig/Makefile</text:p>
      <text:p text:style-name="P1">config.status: creating stamp.h</text:p>
      <text:p text:style-name="P1">config.status: creating pkgconfig/gstreamer.pc</text:p>
      <text:p text:style-name="P1">config.status: creating pkgconfig/gstreamer-uninstalled.pc</text:p>
      <text:p text:style-name="P1">config.status: creating pkgconfig/gstreamer-base.pc</text:p>
      <text:p text:style-name="P1">config.status: creating pkgconfig/gstreamer-base-uninstalled.pc</text:p>
      <text:p text:style-name="P1">config.status: creating pkgconfig/gstreamer-check.pc</text:p>
      <text:p text:style-name="P1">config.status: creating pkgconfig/gstreamer-check-uninstalled.pc</text:p>
      <text:p text:style-name="P1">config.status: creating pkgconfig/gstreamer-controller.pc</text:p>
      <text:p text:style-name="P1">config.status: creating pkgconfig/gstreamer-controller-uninstalled.pc</text:p>
      <text:p text:style-name="P1">config.status: creating pkgconfig/gstreamer-net.pc</text:p>
      <text:p text:style-name="P1">config.status: creating pkgconfig/gstreamer-net-uninstalled.pc</text:p>
      <text:p text:style-name="P1">config.status: creating config.h</text:p>
      <text:p text:style-name="P1">config.status: executing depfiles commands</text:p>
      <text:p text:style-name="P1">config.status: executing libtool commands</text:p>
      <text:p text:style-name="P1">config.status: executing po-directories commands</text:p>
      <text:p text:style-name="P1">config.status: creating po/POTFILES</text:p>
      <text:p text:style-name="P1">config.status: creating po/Makefile</text:p>
      <text:p text:style-name="P1"><text:soft-page-break/>config.status: executing _stdint.h commands</text:p>
      <text:p text:style-name="P1">config.status: creating _stdint.h : _GSTREAMER__STDINT_H</text:p>
      <text:p text:style-name="P1"/>
      <text:p text:style-name="P1"/>
      <text:p text:style-name="P1">Configuration</text:p>
      <text:p text:style-name="P1"><text:tab/>Version <text:s text:c="19"/>: 1.16.0</text:p>
      <text:p text:style-name="P1"><text:tab/>Source code location <text:s text:c="6"/>: .</text:p>
      <text:p text:style-name="P1"><text:tab/>Prefix <text:s text:c="20"/>: /usr/local</text:p>
      <text:p text:style-name="P1"><text:tab/>Compiler <text:s text:c="18"/>: gcc</text:p>
      <text:p text:style-name="P1"><text:tab/>Package name <text:s text:c="14"/>: GStreamer source release</text:p>
      <text:p text:style-name="P1"><text:tab/>Package origin <text:s text:c="12"/>: Unknown package origin</text:p>
      <text:p text:style-name="P1"/>
      <text:p text:style-name="P1"><text:tab/>API Documentation <text:s text:c="9"/>: no</text:p>
      <text:p text:style-name="P1"/>
      <text:p text:style-name="P1"><text:tab/>Debug logging <text:s text:c="13"/>: yes</text:p>
      <text:p text:style-name="P1"><text:tab/>Tracing subsystem hooks <text:s text:c="3"/>: yes</text:p>
      <text:p text:style-name="P1"><text:tab/>Command-line parser <text:s text:c="7"/>: yes</text:p>
      <text:p text:style-name="P1"><text:tab/>Option parsing in gst_init : yes</text:p>
      <text:p text:style-name="P1"><text:tab/>Plugin registry <text:s text:c="11"/>: yes</text:p>
      <text:p text:style-name="P1"><text:tab/>Plugin support<text:tab/> <text:s text:c="10"/>: yes</text:p>
      <text:p text:style-name="P1"><text:tab/>Static plugins <text:s text:c="12"/>: </text:p>
      <text:p text:style-name="P1"><text:tab/>Unit testing support <text:s text:c="6"/>: yes</text:p>
      <text:p text:style-name="P1"><text:tab/>PTP clock support <text:s text:c="9"/>: yes</text:p>
      <text:p text:style-name="P1"><text:tab/>libunwind support <text:s text:c="9"/>: no</text:p>
      <text:p text:style-name="P1"><text:tab/>libdw support <text:s text:c="13"/>: no</text:p>
      <text:p text:style-name="P1"/>
      <text:p text:style-name="P1"><text:tab/>Debug <text:s text:c="21"/>: yes</text:p>
      <text:p text:style-name="P1"><text:tab/>Profiling <text:s text:c="17"/>: no</text:p>
      <text:p text:style-name="P1"/>
      <text:p text:style-name="P1"><text:tab/>Building benchmarks <text:s text:c="7"/>: yes</text:p>
      <text:p text:style-name="P1"><text:tab/>Building examples <text:s text:c="9"/>: yes</text:p>
      <text:p text:style-name="P1"><text:tab/>Building test apps <text:s text:c="8"/>: yes</text:p>
      <text:p text:style-name="P1"><text:tab/>Building tests that fail <text:s text:c="2"/>: no</text:p>
      <text:p text:style-name="P1"><text:tab/>Building tools <text:s text:c="12"/>: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35:32.541068787</meta:creation-date>
    <dc:date>2019-05-09T12:22:46.333405354</dc:date>
    <meta:editing-duration>PT1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8" meta:paragraph-count="383" meta:word-count="2188" meta:character-count="17685" meta:non-whitespace-character-count="15580"/>
  </office:meta>
</office:document-meta>
</file>